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Source Sans Pro" svg:font-family="'Source Sans Pro', system-ui, BlinkMacSystemFont, apple-system, 'Segoe UI', Roboto, Oxygen, Ubuntu, Cantarell, 'Fira Sans', 'Droid Sans', 'Helvetica Neue', sans-serif"/>
    <style:font-face style:name="scandia-web" svg:font-family="scandia-web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>
      <style:paragraph-properties fo:text-align="start" style:justify-single-word="false"/>
    </style:style>
    <style:style style:name="P7" style:family="paragraph" style:parent-style-name="Text_20_body" style:list-style-name="L9"/>
    <style:style style:name="P8" style:family="paragraph" style:parent-style-name="Text_20_body">
      <style:paragraph-properties fo:margin-left="2.501cm" fo:margin-right="0cm" fo:text-indent="0cm" style:auto-text-indent="false"/>
    </style:style>
    <style:style style:name="P9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10" style:family="paragraph" style:parent-style-name="Standard" style:list-style-name="L1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11" style:family="paragraph" style:parent-style-name="Standard" style:list-style-name="L1"/>
    <style:style style:name="P12" style:family="paragraph" style:parent-style-name="Standard" style:list-style-name="L5"/>
    <style:style style:name="P13" style:family="paragraph" style:parent-style-name="Standard">
      <style:paragraph-properties fo:margin-left="1.251cm" fo:margin-right="0cm" fo:text-indent="0cm" style:auto-text-indent="false"/>
      <style:text-properties fo:color="#d4d4d4" style:font-name="Consolas" fo:font-size="10.5pt" fo:font-weight="normal" fo:background-color="transparent"/>
    </style:style>
    <style:style style:name="P14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style:font-name="Consolas" fo:font-size="10.5pt" fo:font-weight="normal" fo:background-color="transparent"/>
    </style:style>
    <style:style style:name="P15" style:family="paragraph" style:parent-style-name="Standard">
      <style:paragraph-properties fo:margin-left="1.251cm" fo:margin-right="0cm" style:line-height-at-least="0.503cm" fo:text-indent="0cm" style:auto-text-indent="false"/>
      <style:text-properties fo:background-color="transparent"/>
    </style:style>
    <style:style style:name="T1" style:family="text">
      <style:text-properties fo:color="#4ec9b0"/>
    </style:style>
    <style:style style:name="T2" style:family="text">
      <style:text-properties fo:color="#d4d4d4" style:font-name="Consolas" fo:font-size="10.5pt" fo:font-weight="normal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569cd6"/>
    </style:style>
    <style:style style:name="T6" style:family="text">
      <style:text-properties fo:color="#c586c0"/>
    </style:style>
    <style:style style:name="T7" style:family="text">
      <style:text-properties fo:font-variant="normal" fo:text-transform="none" fo:color="#090910" style:font-name="scandia-web" fo:letter-spacing="normal" fo:font-style="normal" fo:font-weight="bold"/>
    </style:style>
    <style:style style:name="T8" style:family="text">
      <style:text-properties fo:color="#525252" style:font-name="Source Sans Pro" fo:font-size="15pt" fo:letter-spacing="normal"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cm" fo:text-indent="-0.635cm" fo:margin-left="7.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Create the views</text:h>
      <text:p text:style-name="Text_20_body"/>
      <text:list xml:id="list4805863176870855252" text:style-name="L1">
        <text:list-item>
          <text:p text:style-name="P1">Create the view files in resources\views</text:p>
          <text:list>
            <text:list-item>
              <text:p text:style-name="P10"><text:span text:style-name="T4">home.blade.php</text:span></text:p>
            </text:list-item>
            <text:list-item>
              <text:p text:style-name="P10"><text:span text:style-name="T4">about.blade.php</text:span></text:p>
            </text:list-item>
            <text:list-item>
              <text:p text:style-name="P10"><text:span text:style-name="T4">contact.blade.php</text:span></text:p>
            </text:list-item>
            <text:list-item>
              <text:p text:style-name="P10"><text:span text:style-name="T4">post.blade.php</text:span></text:p>
            </text:list-item>
          </text:list>
          <text:p text:style-name="P1"/>
        </text:list-item>
        <text:list-item>
          <text:p text:style-name="P1"><text:s/>Add the routes into the routes\web.php</text:p>
        </text:list-item>
      </text:list>
      <text:p text:style-name="P13"><text:span text:style-name="T1">Route</text:span>::<text:span text:style-name="T3">get</text:span>(<text:span text:style-name="T4">'/'</text:span>, <text:span text:style-name="T5">function</text:span> () {</text:p>
      <text:list xml:id="list39547233" text:continue-numbering="true" text:style-name="L1">
        <text:list-item>
          <text:list>
            <text:list-header>
              <text:p text:style-name="P11"><text:span text:style-name="T6">return</text:span> <text:span text:style-name="T3">view</text:span>(<text:span text:style-name="T4">'home'</text:span>);</text:p>
            </text:list-header>
          </text:list>
        </text:list-item>
      </text:list>
      <text:p text:style-name="P15"><text:span text:style-name="T2">});</text:span></text:p>
      <text:p text:style-name="P14"><text:span text:style-name="T1">Route</text:span>::<text:span text:style-name="T3">get</text:span>(<text:span text:style-name="T4">'/about'</text:span>, <text:span text:style-name="T5">function</text:span> () {</text:p>
      <text:p text:style-name="P14"><text:span text:style-name="T6">return</text:span> <text:span text:style-name="T3">view</text:span>(<text:span text:style-name="T4">'about'</text:span>);</text:p>
      <text:p text:style-name="P15"><text:span text:style-name="T2">});</text:span></text:p>
      <text:p text:style-name="P14"><text:span text:style-name="T1">Route</text:span>::<text:span text:style-name="T3">get</text:span>(<text:span text:style-name="T4">'/post'</text:span>, <text:span text:style-name="T5">function</text:span> () {</text:p>
      <text:p text:style-name="P14"><text:span text:style-name="T6">return</text:span> <text:span text:style-name="T3">view</text:span>(<text:span text:style-name="T4">'post'</text:span>);</text:p>
      <text:p text:style-name="P15"><text:span text:style-name="T2">});</text:span></text:p>
      <text:p text:style-name="P14"><text:span text:style-name="T1">Route</text:span>::<text:span text:style-name="T3">get</text:span>(<text:span text:style-name="T4">'/contact'</text:span>, <text:span text:style-name="T5">function</text:span> () {</text:p>
      <text:p text:style-name="P14"><text:span text:style-name="T6">return</text:span> <text:span text:style-name="T3">view</text:span>(<text:span text:style-name="T4">'contact'</text:span>);</text:p>
      <text:p text:style-name="P14">});</text:p>
      <text:p text:style-name="P14"/>
      <text:list xml:id="list39548668" text:continue-numbering="true" text:style-name="L1">
        <text:list-item>
          <text:p text:style-name="P1">Create layout Folder into views folder</text:p>
        </text:list-item>
        <text:list-item>
          <text:p text:style-name="P1">Create the app.blade.php (the default Layout for all the pages)</text:p>
        </text:list-item>
        <text:list-item>
          <text:p text:style-name="P1">.Add the HTML template </text:p>
        </text:list-item>
        <text:list-item>
          <text:p text:style-name="P1">Install Laravel Blade Snippets to VisualStudioCode Editor</text:p>
        </text:list-item>
      </text:list>
      <text:h text:style-name="Heading_20_2" text:outline-level="2">2. Add the assets to the laravel</text:h>
      <text:p text:style-name="Text_20_body"/>
      <text:list xml:id="list8366030884371980623" text:style-name="L2">
        <text:list-item>
          <text:p text:style-name="P2"/>
        </text:list-item>
        <text:list-item>
          <text:p text:style-name="P2">Install Node</text:p>
        </text:list-item>
        <text:list-item>
          <text:p text:style-name="P2">Npm install checks for all style files (css. js) and compile them to scss files</text:p>
          <text:list>
            <text:list-item>
              <text:p text:style-name="P2">npm install</text:p>
            </text:list-item>
          </text:list>
        </text:list-item>
        <text:list-item>
          <text:p text:style-name="P2">Add all scss Files to the resources\sass folder</text:p>
        </text:list-item>
      </text:list>
      <text:list xml:id="list5316713771615178401" text:style-name="L3">
        <text:list-item>
          <text:list>
            <text:list-item>
              <text:p text:style-name="P3">_bootstrap-overrides.scss</text:p>
            </text:list-item>
            <text:list-item>
              <text:p text:style-name="P3">_contact.scss</text:p>
            </text:list-item>
            <text:list-item>
              <text:p text:style-name="P3">_footer.scss</text:p>
            </text:list-item>
            <text:list-item>
              <text:p text:style-name="P3">_global.scss</text:p>
            </text:list-item>
            <text:list-item>
              <text:p text:style-name="P3">_masthead.scss</text:p>
            </text:list-item>
            <text:list-item>
              <text:p text:style-name="P3">_mixins.scss</text:p>
            </text:list-item>
            <text:list-item>
              <text:p text:style-name="P3">_navbar.scss</text:p>
            </text:list-item>
            <text:list-item>
              <text:p text:style-name="P3"><text:soft-page-break/>_post.scss</text:p>
            </text:list-item>
            <text:list-item>
              <text:p text:style-name="P3">_variables.scss</text:p>
            </text:list-item>
            <text:list-item>
              <text:p text:style-name="P3">clean-blog.scss</text:p>
            </text:list-item>
          </text:list>
        </text:list-item>
      </text:list>
      <text:p text:style-name="Text_20_body"/>
      <text:list xml:id="list6658179186044929481" text:style-name="L5">
        <text:list-item>
          <text:p text:style-name="P4">Read this </text:p>
        </text:list-item>
      </text:list>
      <text:p text:style-name="P8"><text:a xlink:type="simple" xlink:href="https://laravel.com/docs/5.8/frontend#writing-css" text:style-name="Internet_20_link" text:visited-style-name="Visited_20_Internet_20_Link">https://laravel.com/docs/5.8/frontend#writing-css</text:a> </text:p>
      <text:p text:style-name="P8"><text:a xlink:type="simple" xlink:href="https://laravel.com/docs/5.8/mix#introduction" text:style-name="Internet_20_link" text:visited-style-name="Visited_20_Internet_20_Link">https://laravel.com/docs/5.8/mix#introduction</text:a> </text:p>
      <text:list xml:id="list39545472" text:continue-numbering="true" text:style-name="L5">
        <text:list-item>
          <text:p text:style-name="P12">Recompile the scss Files (go to terminal and run the following comand)</text:p>
          <text:list>
            <text:list-item>
              <text:p text:style-name="P12">npm run development</text:p>
            </text:list-item>
          </text:list>
        </text:list-item>
      </text:list>
      <text:p text:style-name="Text_20_body"><text:tab/><text:tab/>npm install -g cross-env</text:p>
      <text:p text:style-name="Text_20_body"/>
      <text:h text:style-name="Heading_20_1" text:outline-level="1">Connecting to the database</text:h>
      <text:p text:style-name="Text_20_body"/>
      <text:list xml:id="list542122772162631281" text:style-name="L6">
        <text:list-item>
          <text:p text:style-name="P5">Install WorkBeanch Database IDE</text:p>
        </text:list-item>
        <text:list-item>
          <text:p text:style-name="P5">Edit the .env file to connect to the database</text:p>
        </text:list-item>
        <text:list-item>
          <text:p text:style-name="P5">Add Password to user into PhpMyAdmin</text:p>
        </text:list-item>
      </text:list>
      <text:p text:style-name="Text_20_body"/>
      <text:h text:style-name="Heading_20_1" text:outline-level="1"><text:span text:style-name="T7">Database: Migrations</text:span></text:h>
      <text:list xml:id="list2705489521339562582" text:style-name="L7">
        <text:list-item>
          <text:p text:style-name="P6">Runt the following commands to create the migrations:</text:p>
        </text:list-item>
      </text:list>
      <text:p text:style-name="P8">php artisan migrate</text:p>
      <text:list xml:id="list2066313191395671245" text:style-name="L9">
        <text:list-item>
          <text:p text:style-name="P7">If error</text:p>
        </text:list-item>
      </text:list>
      <text:p text:style-name="P13"/>
      <text:p text:style-name="P14"><text:span text:style-name="T8">SQLSTATE[42000]: Syntax error or access violation: 1071 Specified key was too long; max key length is 767 bytes</text:span> </text:p>
      <text:p text:style-name="P14"/>
      <text:p text:style-name="P9"/>
      <text:p text:style-name="Standard">Follow steps:</text:p>
      <text:p text:style-name="Standard"><text:a xlink:type="simple" xlink:href="https://laravel.com/docs/master/migrations#creating-indexes" text:style-name="Internet_20_link" text:visited-style-name="Visited_20_Internet_20_Link">https://laravel.com/docs/master/migrations#creating-indexes</text:a>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Source Sans Pro" svg:font-family="'Source Sans Pro', system-ui, BlinkMacSystemFont, apple-system, 'Segoe UI', Roboto, Oxygen, Ubuntu, Cantarell, 'Fira Sans', 'Droid Sans', 'Helvetica Neue', sans-serif"/>
    <style:font-face style:name="scandia-web" svg:font-family="scandia-web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14:32:23.37</meta:creation-date>
    <dc:date>2019-09-02T19:35:11.08</dc:date>
    <meta:editing-duration>P1DT5H2M35S</meta:editing-duration>
    <meta:editing-cycles>27</meta:editing-cycles>
    <meta:generator>OpenOffice/4.1.6$Win32 OpenOffice.org_project/416m1$Build-9790</meta:generator>
    <meta:document-statistic meta:table-count="0" meta:image-count="0" meta:object-count="0" meta:page-count="2" meta:paragraph-count="55" meta:word-count="233" meta:character-count="1586"/>
  </office:meta>
</office:document-meta>
</file>